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4.782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1.021cm"/>
    </style:style>
    <style:style style:name="co18" style:family="table-column">
      <style:table-column-properties fo:break-before="auto" style:column-width="4.008cm"/>
    </style:style>
    <style:style style:name="co19" style:family="table-column">
      <style:table-column-properties fo:break-before="auto" style:column-width="2.70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0.524cm"/>
    </style:style>
    <style:style style:name="co24" style:family="table-column">
      <style:table-column-properties fo:break-before="auto" style:column-width="3.261cm"/>
    </style:style>
    <style:style style:name="co25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table:style-name="ce1" office:value-type="string" calcext:value-type="string">
            <text:p>Auto</text:p>
          </table:table-cell>
          <table:table-cell table:style-name="ce1"/>
          <table:table-cell table:style-name="ce1" office:value-type="string" calcext:value-type="string">
            <text:p>Anim</text:p>
          </table:table-cell>
          <table:table-cell table:style-name="ce1"/>
          <table:table-cell table:style-name="ce1" office:value-type="string" calcext:value-type="string">
            <text:p>B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I2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I3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I4]*3/10)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I5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I6]*3/10)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[.I7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I8]*3/10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G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I9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I10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11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formula="of:=([.I12]*3/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G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I13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I14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I15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([.I16]*3/10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I17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formula="of:=([.I18]*3/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I19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formula="of:=([.G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I20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I21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([.I22]*3/10)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23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I24]*3/10)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I25]*3/1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I26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G27]/35*5)+1" office:value-type="float" office:value="2.71428571428571" calcext:value-type="float">
            <text:p>2,7142857143</text:p>
          </table:table-cell>
          <table:table-cell/>
          <table:table-cell table:formula="of:=([.I27]*3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28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I29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([.I30]*3/1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I31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I32]*3/10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([.I33]*3/10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34]/35*5)+1" office:value-type="float" office:value="2.71428571428571" calcext:value-type="float">
            <text:p>2,7142857143</text:p>
          </table:table-cell>
          <table:table-cell/>
          <table:table-cell table:formula="of:=([.I34]*3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I35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I36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I37]*3/10)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[.I38]*3/10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I39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I40]*3/10)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I41]*3/10)" office:value-type="float" office:value="0.9" calcext:value-type="float">
            <text:p>0,9</text:p>
          </table:table-cell>
        </table:table-row>
      </table:table>
      <table:table table:name="903" table:style-name="ta1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6" table:number-columns-repeated="7" table:default-cell-style-name="ce2"/>
        <table:table-column table:style-name="co16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I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0:34:28.852151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3T22:11:37.070284187</dc:date>
    <dc:creator>Germán Ramírez</dc:creator>
    <meta:editing-duration>P1DT12H56M34S</meta:editing-duration>
    <meta:editing-cycles>47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753" meta:object-count="0"/>
  </office:meta>
</office:document-meta>
</file>